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2000000A00006C1500001EBDA3A3868C.wmf"/>
  <manifest:file-entry manifest:media-type="image/png" manifest:full-path="Pictures/10000000000003E1000001F4AE7D1AA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draw:fit-to-size="false" fo:min-height="3.264cm" fo:min-width="6.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af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fill-color="#ffffff" draw:auto-grow-width="true"/>
    </style:style>
    <style:style style:name="gr6" style:family="graphic" style:parent-style-name="title">
      <style:graphic-properties draw:auto-grow-height="true" draw:auto-grow-width="true" fo:min-height="0cm" fo:min-width="0cm"/>
    </style:style>
    <style:style style:name="pr1" style:family="presentation" style:parent-style-name="ooo_5f_20_5f_basis-subtitle">
      <style:graphic-properties draw:fill-color="#ffffff" draw:auto-grow-height="true" fo:min-height="7.774cm"/>
    </style:style>
    <style:style style:name="pr2" style:family="presentation" style:parent-style-name="ooo_5f_20_5f_basis-notes">
      <style:graphic-properties draw:fill-color="#ffffff" draw:auto-grow-height="true" fo:min-height="13.365cm"/>
    </style:style>
    <style:style style:name="pr3" style:family="presentation" style:parent-style-name="ooo_5f_20_5f_basis-title">
      <style:graphic-properties draw:fill-color="#ffffff" draw:auto-grow-height="true" fo:min-height="1.664cm"/>
    </style:style>
    <style:style style:name="pr4" style:family="presentation" style:parent-style-name="ooo_5f_20_5f_basis-outline1">
      <style:graphic-properties draw:fill-color="#ffffff" draw:auto-grow-height="true" fo:min-height="15.774cm"/>
    </style:style>
    <style:style style:name="pr5" style:family="presentation" style:parent-style-name="ooo_5f_20_5f_basis-notes">
      <style:graphic-properties draw:fill-color="#ffffff" fo:min-height="13.114cm"/>
    </style:style>
    <style:style style:name="pr6" style:family="presentation" style:parent-style-name="ooo_5f_20_5f_basis-notes">
      <style:graphic-properties draw:fill-color="#ffffff" fo:min-height="13.30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4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family="'Bitstream Vera Sans'" style:font-family-generic="roman" style:font-pitch="variable" fo:font-size="24.1000003814697pt" fo:font-weight="bold" style:letter-kerning="true" style:font-size-complex="24pt" style:text-scale="85%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.5cm" fo:text-indent="0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.6cm" fo:margin-right="0cm" fo:text-indent="-0.6cm"/>
      <style:text-properties fo:font-size="10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text-align="center"/>
    </style:style>
    <style:style style:name="P11" style:family="paragraph">
      <style:paragraph-properties fo:margin-left="1.2cm" fo:margin-right="0cm" text:enable-numbering="false" fo:text-indent="-0.9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text-properties fo:font-size="18pt" fo:language="none" fo:country="none" style:font-size-asian="18pt" style:font-size-complex="18pt"/>
    </style:style>
    <style:style style:name="P14" style:family="paragraph">
      <style:paragraph-properties fo:margin-left="0cm" fo:margin-right="0cm" fo:text-indent="0cm"/>
      <style:text-properties fo:font-size="18pt" fo:language="none" fo:country="none" style:font-size-asian="18pt" style:font-size-complex="18pt"/>
    </style:style>
    <style:style style:name="P15" style:family="paragraph">
      <style:text-properties fo:font-size="54pt" fo:text-shadow="1pt 1pt" style:font-size-asian="18pt" style:font-size-complex="18pt"/>
    </style:style>
    <style:style style:name="T1" style:family="text">
      <style:text-properties fo:font-size="44pt"/>
    </style:style>
    <style:style style:name="T2" style:family="text">
      <style:text-properties fo:color="#06348c" fo:font-family="'Bitstream Vera Sans'" style:font-family-generic="roman" style:font-pitch="variable" fo:font-size="60pt" fo:font-weight="normal" style:letter-kerning="true" style:font-size-asian="24pt" style:font-size-complex="24pt" style:text-scale="100%"/>
    </style:style>
    <style:style style:name="T3" style:family="text">
      <style:text-properties fo:font-size="18pt" fo:language="none" fo:country="none" style:font-size-asian="18pt" style:font-size-complex="18pt"/>
    </style:style>
    <style:style style:name="T4" style:family="text">
      <style:text-properties fo:font-size="54pt" fo:text-shadow="1pt 1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_5f_20_5f_basis" presentation:presentation-page-layout-name="AL1T0">
        <draw:frame presentation:style-name="pr1" draw:text-style-name="P2" draw:layer="layout" svg:width="25.199cm" svg:height="7.774cm" svg:x="1.9cm" svg:y="11cm" presentation:class="subtitle" presentation:user-transformed="true">
          <draw:text-box>
            <text:p text:style-name="P1"><text:span text:style-name="T1">My personal reasons to contribute to OpenOffice.org</text:span></text:p>
          </draw:text-box>
        </draw:frame>
        <draw:frame draw:style-name="gr1" draw:text-style-name="P4" draw:layer="layout" svg:width="16.884cm" svg:height="3.324cm" svg:x="6.075cm" svg:y="7.375cm">
          <draw:text-box>
            <text:p text:style-name="P3"><text:span text:style-name="T2">Why am I her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ooo_5f_20_5f_basis" presentation:presentation-page-layout-name="AL2T1">
        <draw:frame presentation:style-name="pr3" draw:text-style-name="P6" draw:layer="layout" svg:width="25.199cm" svg:height="1.664cm" svg:x="2cm" svg:y="0.837cm" presentation:class="title">
          <draw:text-box>
            <text:p text:style-name="P6">Content</text:p>
          </draw:text-box>
        </draw:frame>
        <draw:frame presentation:style-name="pr4" draw:text-style-name="P7" draw:layer="layout" svg:width="25.199cm" svg:height="15.774cm" svg:x="1.801cm" svg:y="3cm" presentation:class="outline" presentation:user-transformed="true">
          <draw:text-box>
            <text:list text:style-name="L2">
              <text:list-item>
                <text:p text:style-name="P7">About this presentation</text:p>
              </text:list-item>
            </text:list>
            <text:list text:style-name="L2">
              <text:list-item>
                <text:p text:style-name="P7">About the speaker</text:p>
              </text:list-item>
            </text:list>
            <text:list text:style-name="L2">
              <text:list-item>
                <text:p text:style-name="P7">My reasons and goals</text:p>
              </text:list-item>
            </text:list>
            <text:list text:style-name="L2">
              <text:list-item>
                <text:p text:style-name="P7">What have I achieved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oo_5f_20_5f_basis" presentation:presentation-page-layout-name="AL2T1">
        <draw:frame presentation:style-name="pr3" draw:text-style-name="P6" draw:layer="layout" svg:width="25.199cm" svg:height="1.664cm" svg:x="2cm" svg:y="0.837cm" presentation:class="title" presentation:user-transformed="true">
          <draw:text-box>
            <text:p text:style-name="P6">Why did I choose this topic?</text:p>
          </draw:text-box>
        </draw:frame>
        <draw:frame presentation:style-name="pr4" draw:text-style-name="P7" draw:layer="layout" svg:width="25.199cm" svg:height="15.774cm" svg:x="2cm" svg:y="3cm" presentation:class="outline" presentation:user-transformed="true">
          <draw:text-box>
            <text:list text:style-name="L2">
              <text:list-item>
                <text:p text:style-name="P7">Motivations to contribute to Open Source projects are different</text:p>
              </text:list-item>
            </text:list>
            <text:list text:style-name="L2">
              <text:list-item>
                <text:p text:style-name="P7">A lot of theory and studies, why people contribute</text:p>
              </text:list-item>
            </text:list>
            <text:list text:style-name="L2">
              <text:list-item>
                <text:p text:style-name="P7">Are all the theories correct?</text:p>
              </text:list-item>
            </text:list>
            <text:list text:style-name="L2">
              <text:list-item>
                <text:p text:style-name="P7">I'll try to give “my” answer</text:p>
              </text:list-item>
            </text:list>
            <text:list text:style-name="L2">
              <text:list-item>
                <text:p text:style-name="P7">Hope to get feedbac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oo_5f_20_5f_basis" presentation:presentation-page-layout-name="AL2T1">
        <draw:frame presentation:style-name="pr3" draw:text-style-name="P6" draw:layer="layout" svg:width="25.199cm" svg:height="1.664cm" svg:x="2cm" svg:y="0.837cm" presentation:class="title" presentation:user-transformed="true">
          <draw:text-box>
            <text:p text:style-name="P6">Non OOo related background</text:p>
          </draw:text-box>
        </draw:frame>
        <draw:frame presentation:style-name="pr4" draw:text-style-name="P7" draw:layer="layout" svg:width="25.199cm" svg:height="15.774cm" svg:x="2cm" svg:y="3cm" presentation:class="outline" presentation:user-transformed="true">
          <draw:text-box>
            <text:list text:style-name="L2">
              <text:list-item>
                <text:p text:style-name="P7">Born 1972 in Zwickau (GDR)</text:p>
              </text:list-item>
            </text:list>
            <text:list text:style-name="L2">
              <text:list-item>
                <text:p text:style-name="P7">My first computer: Atari 800 XL (about 1987)</text:p>
              </text:list-item>
            </text:list>
            <text:list text:style-name="L2">
              <text:list-item>
                <text:p text:style-name="P7">Computers as hobby and profession since that time</text:p>
              </text:list-item>
            </text:list>
            <text:list text:style-name="L2">
              <text:list-item>
                <text:p text:style-name="P7">Moved to Switzerland in 2002</text:p>
              </text:list-item>
            </text:list>
            <text:list text:style-name="L2">
              <text:list-item>
                <text:p text:style-name="P7">Working a application developer for a smaller (non open source related) compan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oo_5f_20_5f_basis" presentation:presentation-page-layout-name="AL2T1">
        <draw:frame presentation:style-name="pr3" draw:text-style-name="P6" draw:layer="layout" svg:width="25.199cm" svg:height="1.664cm" svg:x="2cm" svg:y="0.837cm" presentation:class="title">
          <draw:text-box>
            <text:p text:style-name="P6">Open source related background</text:p>
          </draw:text-box>
        </draw:frame>
        <draw:frame presentation:style-name="pr4" draw:text-style-name="P7" draw:layer="layout" svg:width="25.199cm" svg:height="15.774cm" svg:x="2cm" svg:y="3cm" presentation:class="outline">
          <draw:text-box>
            <text:list text:style-name="L2">
              <text:list-item>
                <text:p text:style-name="P7">Fascinated by the PD-scene of the early 90's and the idea of sharing ideas and code</text:p>
              </text:list-item>
            </text:list>
            <text:list text:style-name="L2">
              <text:list-item>
                <text:p text:style-name="P7">User of free software for a long time but no “evangelist”</text:p>
              </text:list-item>
            </text:list>
            <text:list text:style-name="L2">
              <text:list-item>
                <text:p text:style-name="P7">First project with closer contacts: PostgreSQL</text:p>
              </text:list-item>
            </text:list>
            <text:list text:style-name="L2">
              <text:list-item>
                <text:list>
                  <text:list-item>
                    <text:p text:style-name="P9">user suppo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some document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smaller business related projects</text:p>
                  </text:list-item>
                </text:list>
              </text:list-item>
            </text:list>
            <text:list text:style-name="L2">
              <text:list-item>
                <text:p text:style-name="P7">“using is not enough” -&gt; start contributing<text:line-break/>(2001 / 2002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0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oo_5f_20_5f_basis" presentation:presentation-page-layout-name="AL2T1">
        <draw:frame presentation:style-name="pr3" draw:text-style-name="P6" draw:layer="layout" svg:width="25.199cm" svg:height="1.664cm" svg:x="2cm" svg:y="0.837cm" presentation:class="title">
          <draw:text-box>
            <text:p text:style-name="P6">Why OpenOffice.org?</text:p>
          </draw:text-box>
        </draw:frame>
        <draw:frame presentation:style-name="pr4" draw:text-style-name="P7" draw:layer="layout" svg:width="25.199cm" svg:height="15.774cm" svg:x="2cm" svg:y="3cm" presentation:class="outline">
          <draw:text-box>
            <text:list text:style-name="L2">
              <text:list-item>
                <text:p text:style-name="P7">Fascinated by the complexity of the software and the project</text:p>
              </text:list-item>
            </text:list>
            <text:list text:style-name="L2">
              <text:list-item>
                <text:p text:style-name="P7">Interested, how the OpenOffice.org project deals with the “end users”</text:p>
              </text:list-item>
            </text:list>
            <text:list text:style-name="L2">
              <text:list-item>
                <text:p text:style-name="P7">First contact on release of OOo 1.0 (May 2002)</text:p>
              </text:list-item>
            </text:list>
            <text:list text:style-name="L2">
              <text:list-item>
                <text:list>
                  <text:list-item>
                    <text:p text:style-name="P9">Had problems, installing the dictionar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Wrote my first mail to <text:a xlink:href="mailto:users@de.ooo">users@de.ooo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Got answer within 30 minu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Another 30 minutes to get the message, that the problem was verified by the develop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A couple of days and the problem was fixed in sour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ixed in 1.0.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0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oo_5f_20_5f_basis" presentation:presentation-page-layout-name="AL2T1">
        <draw:frame presentation:style-name="pr3" draw:text-style-name="P6" draw:layer="layout" svg:width="25.199cm" svg:height="1.664cm" svg:x="2cm" svg:y="0.837cm" presentation:class="title">
          <draw:text-box>
            <text:p text:style-name="P6">Reasons to join</text:p>
          </draw:text-box>
        </draw:frame>
        <draw:frame presentation:style-name="pr4" draw:text-style-name="P7" draw:layer="layout" svg:width="25.199cm" svg:height="15.774cm" svg:x="2cm" svg:y="3cm" presentation:class="outline">
          <draw:text-box>
            <text:list text:style-name="L2">
              <text:list-item>
                <text:p text:style-name="P7">Help other people (just to say “Thank you”)</text:p>
              </text:list-item>
            </text:list>
            <text:list text:style-name="L2">
              <text:list-item>
                <text:p text:style-name="P7">Be part of a community (that has one common idea)</text:p>
              </text:list-item>
            </text:list>
            <text:list text:style-name="L2">
              <text:list-item>
                <text:p text:style-name="P7">Learn about</text:p>
              </text:list-item>
            </text:list>
            <text:list text:style-name="L2">
              <text:list-item>
                <text:list>
                  <text:list-item>
                    <text:p text:style-name="P9">Open source development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ommunity (how it works, what it is ...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Open source project with strong end user focus</text:p>
                  </text:list-item>
                </text:list>
              </text:list-item>
            </text:list>
            <text:list text:style-name="L2">
              <text:list-item>
                <text:p text:style-name="P7">Become known, find acceptance</text:p>
              </text:list-item>
            </text:list>
            <text:list text:style-name="L2">
              <text:list-item>
                <text:p text:style-name="P7">-not- cod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0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oo_5f_20_5f_basis" presentation:presentation-page-layout-name="AL2T1">
        <draw:frame presentation:style-name="pr3" draw:text-style-name="P6" draw:layer="layout" svg:width="25.199cm" svg:height="1.664cm" svg:x="2cm" svg:y="0.837cm" presentation:class="title" presentation:user-transformed="true">
          <draw:text-box>
            <text:p text:style-name="P6">Help others / being part of the com.</text:p>
          </draw:text-box>
        </draw:frame>
        <draw:frame presentation:style-name="pr4" draw:text-style-name="P7" draw:layer="layout" svg:width="25.199cm" svg:height="15.774cm" svg:x="2cm" svg:y="3cm" presentation:class="outline">
          <draw:text-box>
            <text:list text:style-name="L2">
              <text:list-item>
                <text:p text:style-name="P7">Started my participation at <text:a xlink:href="mailto:users@de.ooo">users@de.ooo</text:a>, helping others to cope with their problems</text:p>
              </text:list-item>
            </text:list>
            <text:list text:style-name="L2">
              <text:list-item>
                <text:p text:style-name="P7">Contributed to documentations at the germanophone project</text:p>
              </text:list-item>
            </text:list>
            <text:list text:style-name="L2">
              <text:list-item>
                <text:p text:style-name="P7">Moved on to several other projects</text:p>
              </text:list-item>
            </text:list>
            <text:list text:style-name="L2">
              <text:list-item>
                <text:list>
                  <text:list-item>
                    <text:p text:style-name="P9">Quality Assur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Bizdev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Websi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Docu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.....</text:p>
                  </text:list-item>
                </text:list>
              </text:list-item>
            </text:list>
            <text:list text:style-name="L2">
              <text:list-item>
                <text:p text:style-name="P7">I now more and more try to meet the “people behind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0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oo_5f_20_5f_basis" presentation:presentation-page-layout-name="AL2T1">
        <draw:frame presentation:style-name="pr4" draw:text-style-name="P7" draw:layer="layout" svg:width="25.199cm" svg:height="16.507cm" svg:x="2cm" svg:y="3cm" presentation:class="outline" presentation:user-transformed="true">
          <draw:text-box>
            <text:list text:style-name="L2">
              <text:list-item>
                <text:p text:style-name="P7">it even works without a fully defined process</text:p>
              </text:list-item>
            </text:list>
            <text:list text:style-name="L2">
              <text:list-item>
                <text:list>
                  <text:list-item>
                    <text:p text:style-name="P9">In Open Source projects activities often simply happ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You “only” need to know what happens where and how to make the best of it</text:p>
                  </text:list-item>
                </text:list>
              </text:list-item>
            </text:list>
            <text:list text:style-name="L2">
              <text:list-item>
                <text:p text:style-name="P7">sometimes a process is helpful</text:p>
              </text:list-item>
            </text:list>
            <text:list text:style-name="L2">
              <text:list-item>
                <text:list>
                  <text:list-item>
                    <text:p text:style-name="P9">It's much easier to know what happens where, if you are following a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some processes within OOo are much better than those found in a “professional” environment</text:p>
                  </text:list-item>
                </text:list>
              </text:list-item>
            </text:list>
            <text:list text:style-name="L2">
              <text:list-item>
                <text:p text:style-name="P7">OpenOffice.org is not the typical Open Source project</text:p>
              </text:list-item>
            </text:list>
            <text:list text:style-name="L2">
              <text:list-item>
                <text:list>
                  <text:list-item>
                    <text:p text:style-name="P9">By size, by complexity and the fact of one strong contribu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But .. what is “the typical open source project”?</text:p>
                  </text:list-item>
                </text:list>
              </text:list-item>
            </text:list>
          </draw:text-box>
        </draw:frame>
        <draw:frame presentation:style-name="pr3" draw:text-style-name="P6" draw:layer="layout" svg:width="25.199cm" svg:height="1.664cm" svg:x="2cm" svg:y="0.837cm" presentation:class="title">
          <draw:text-box>
            <text:p text:style-name="P6">Learn about OS development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0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oo_5f_20_5f_basis" presentation:presentation-page-layout-name="AL2T1">
        <draw:frame presentation:style-name="pr3" draw:text-style-name="P6" draw:layer="layout" svg:width="25.199cm" svg:height="1.664cm" svg:x="2cm" svg:y="0.837cm" presentation:class="title">
          <draw:text-box>
            <text:p text:style-name="P6">Learning about the community</text:p>
          </draw:text-box>
        </draw:frame>
        <draw:frame presentation:style-name="pr4" draw:text-style-name="P7" draw:layer="layout" svg:width="25.199cm" svg:height="15.774cm" svg:x="2cm" svg:y="3cm" presentation:class="outline">
          <draw:text-box>
            <text:list text:style-name="L2">
              <text:list-item>
                <text:p text:style-name="P7">Learning by doing </text:p>
              </text:list-item>
            </text:list>
            <text:list text:style-name="L2">
              <text:list-item>
                <text:p text:style-name="P7">Greatest strength of the community is sometimes causing problems, but it's a challenge:<text:line-break/>Diversity</text:p>
              </text:list-item>
            </text:list>
            <text:list text:style-name="L2">
              <text:list-item>
                <text:p text:style-name="P7">The idea of the community will move on</text:p>
              </text:list-item>
            </text:list>
            <text:list text:style-name="L2">
              <text:list-item>
                <text:list>
                  <text:list-item>
                    <text:p text:style-name="P9">If once a community is strong enough</text:p>
                  </text:list-item>
                </text:list>
              </text:list-item>
            </text:list>
          </draw:text-box>
        </draw:frame>
        <draw:custom-shape draw:style-name="gr3" draw:text-style-name="P10" draw:layer="layout" svg:width="1cm" svg:height="1cm" svg:x="12cm" svg:y="3cm"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0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oo_5f_20_5f_basis" presentation:presentation-page-layout-name="AL2T1">
        <draw:frame presentation:style-name="pr3" draw:text-style-name="P6" draw:layer="layout" svg:width="25.199cm" svg:height="1.664cm" svg:x="2cm" svg:y="0.837cm" presentation:class="title">
          <draw:text-box>
            <text:p text:style-name="P6">How to deal with end users?</text:p>
          </draw:text-box>
        </draw:frame>
        <draw:frame presentation:style-name="pr4" draw:text-style-name="P7" draw:layer="layout" svg:width="25.199cm" svg:height="15.774cm" svg:x="2cm" svg:y="3cm" presentation:class="outline">
          <draw:text-box>
            <text:list text:style-name="L2">
              <text:list-item>
                <text:p text:style-name="P7">Assumption: open source works best, if users are potential developers as well</text:p>
              </text:list-item>
            </text:list>
            <text:list text:style-name="L2">
              <text:list-item>
                <text:p text:style-name="P7">In OOo, users are non-developers (non-coders) to 90%</text:p>
              </text:list-item>
            </text:list>
            <text:list text:style-name="L2">
              <text:list-item>
                <text:p text:style-name="P7">But it works if you widen the definition of “developers”</text:p>
              </text:list-item>
            </text:list>
            <text:list text:style-name="L2">
              <text:list-item>
                <text:list>
                  <text:list-item>
                    <text:p text:style-name="P9">Contributors at user lists, documentation, q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Native lang projects</text:p>
                  </text:list-item>
                </text:list>
              </text:list-item>
            </text:list>
            <text:list text:style-name="L2">
              <text:list-item>
                <text:p text:style-name="P7">Always a difficult problem:<text:line-break/>new users vs. established community memb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0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oo_5f_20_5f_basis" presentation:presentation-page-layout-name="AL2T1">
        <draw:frame presentation:style-name="pr3" draw:text-style-name="P6" draw:layer="layout" svg:width="25.199cm" svg:height="1.664cm" svg:x="2cm" svg:y="0.837cm" presentation:class="title">
          <draw:text-box>
            <text:p text:style-name="P6">Become known, find acceptance</text:p>
          </draw:text-box>
        </draw:frame>
        <draw:frame presentation:style-name="pr4" draw:text-style-name="P7" draw:layer="layout" svg:width="25.199cm" svg:height="15.774cm" svg:x="2cm" svg:y="3cm" presentation:class="outline">
          <draw:text-box>
            <text:list text:style-name="L2">
              <text:list-item>
                <text:p text:style-name="P7">The selfish slide </text:p>
              </text:list-item>
            </text:list>
            <text:list text:style-name="L2">
              <text:list-item>
                <text:p text:style-name="P7">Within the project</text:p>
              </text:list-item>
            </text:list>
            <text:list text:style-name="L2">
              <text:list-item>
                <text:list>
                  <text:list-item>
                    <text:p text:style-name="P9">Co Lead at the germanophone project for two ye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Project lead of the QA project</text:p>
                  </text:list-item>
                </text:list>
              </text:list-item>
            </text:list>
            <text:list text:style-name="L2">
              <text:list-item>
                <text:p text:style-name="P7">Outside project</text:p>
              </text:list-item>
            </text:list>
            <text:list text:style-name="L2">
              <text:list-item>
                <text:list>
                  <text:list-item>
                    <text:p text:style-name="P9">Always great to hear “thanks” from us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Ever got unexpected greetings from Turkey or Georgian Republic?</text:p>
                  </text:list-item>
                </text:list>
              </text:list-item>
            </text:list>
            <text:list text:style-name="L2">
              <text:list-item>
                <text:p text:style-name="P7">To me it's fun to be invited to events, give interviews, hold presentations</text:p>
              </text:list-item>
            </text:list>
            <text:list text:style-name="L2">
              <text:list-item>
                <text:p text:style-name="P7">Opportunity to meet people of other projects (Debian, KDE) or related business</text:p>
              </text:list-item>
            </text:list>
          </draw:text-box>
        </draw:frame>
        <draw:custom-shape draw:style-name="gr3" draw:text-style-name="P10" draw:layer="layout" svg:width="1cm" svg:height="1cm" svg:x="11.3cm" svg:y="3cm"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0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oo_5f_20_5f_basis" presentation:presentation-page-layout-name="AL2T1">
        <draw:frame presentation:style-name="pr3" draw:text-style-name="P6" draw:layer="layout" svg:width="25.199cm" svg:height="1.664cm" svg:x="2cm" svg:y="0.837cm" presentation:class="title">
          <draw:text-box>
            <text:p text:style-name="P6">What's left?</text:p>
          </draw:text-box>
        </draw:frame>
        <draw:frame presentation:style-name="pr4" draw:text-style-name="P7" draw:layer="layout" svg:width="25.199cm" svg:height="15.774cm" svg:x="2cm" svg:y="3cm" presentation:class="outline" presentation:user-transformed="true">
          <draw:text-box>
            <text:list text:style-name="L2">
              <text:list-item>
                <text:p text:style-name="P7">All major goals achieved</text:p>
              </text:list-item>
            </text:list>
            <text:list text:style-name="L2">
              <text:list-item>
                <text:p text:style-name="P7">What's left is saying thanks and paying back to:</text:p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and all the people that build the communit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3" draw:layer="layout" svg:width="5.031cm" svg:height="0.798cm" svg:x="4.269cm" svg:y="7.4cm">
          <draw:text-box>
            <text:p text:style-name="P1"><text:span text:style-name="T3">Sophie Gautier</text:span></text:p>
          </draw:text-box>
        </draw:frame>
        <draw:frame draw:style-name="gr4" draw:text-style-name="P13" draw:layer="layout" svg:width="5.031cm" svg:height="0.798cm" svg:x="10.6cm" svg:y="6.702cm">
          <draw:text-box>
            <text:p text:style-name="P1"><text:span text:style-name="T3">Manfred Reiter</text:span></text:p>
          </draw:text-box>
        </draw:frame>
        <draw:frame draw:style-name="gr5" draw:text-style-name="P14" draw:layer="layout" svg:width="3.312cm" svg:height="0.798cm" svg:x="9.5cm" svg:y="9cm">
          <draw:text-box>
            <text:p text:style-name="P1"><text:span text:style-name="T3">Eric Hoch</text:span></text:p>
          </draw:text-box>
        </draw:frame>
        <draw:frame draw:style-name="gr5" draw:text-style-name="P14" draw:layer="layout" svg:width="6.326cm" svg:height="0.798cm" svg:x="13.4cm" svg:y="9.9cm">
          <draw:text-box>
            <text:p text:style-name="P1"><text:span text:style-name="T3">Christian Lohmaier</text:span></text:p>
          </draw:text-box>
        </draw:frame>
        <draw:frame draw:style-name="gr5" draw:text-style-name="P14" draw:layer="layout" svg:width="6.292cm" svg:height="0.798cm" svg:x="13.208cm" svg:y="12.9cm">
          <draw:text-box>
            <text:p text:style-name="P1"><text:span text:style-name="T3">Alexander Reiterer</text:span></text:p>
          </draw:text-box>
        </draw:frame>
        <draw:frame draw:style-name="gr5" draw:text-style-name="P14" draw:layer="layout" svg:width="5.187cm" svg:height="0.798cm" svg:x="3.6cm" svg:y="9.102cm">
          <draw:text-box>
            <text:p text:style-name="P1"><text:span text:style-name="T3">Timon Schröter</text:span></text:p>
          </draw:text-box>
        </draw:frame>
        <draw:frame draw:style-name="gr5" draw:text-style-name="P14" draw:layer="layout" svg:width="4.76cm" svg:height="0.798cm" svg:x="4.8cm" svg:y="10.602cm">
          <draw:text-box>
            <text:p text:style-name="P1"><text:span text:style-name="T3">Stefan Taxhet</text:span></text:p>
          </draw:text-box>
        </draw:frame>
        <draw:frame draw:style-name="gr5" draw:text-style-name="P14" draw:layer="layout" svg:width="6.33cm" svg:height="0.798cm" svg:x="16.5cm" svg:y="6.602cm">
          <draw:text-box>
            <text:p text:style-name="P1"><text:span text:style-name="T3">Erwin Tenhumberg</text:span></text:p>
          </draw:text-box>
        </draw:frame>
        <draw:frame draw:style-name="gr5" draw:text-style-name="P14" draw:layer="layout" svg:width="5.877cm" svg:height="0.798cm" svg:x="16.188cm" svg:y="8cm">
          <draw:text-box>
            <text:p text:style-name="P1"><text:span text:style-name="T3">Charles-H. Schulz</text:span></text:p>
          </draw:text-box>
        </draw:frame>
        <draw:frame draw:style-name="gr5" draw:text-style-name="P14" draw:layer="layout" svg:width="6.169cm" svg:height="0.798cm" svg:x="21.331cm" svg:y="9.402cm">
          <draw:text-box>
            <text:p text:style-name="P1"><text:span text:style-name="T3">Louis Suarez-Potts</text:span></text:p>
          </draw:text-box>
        </draw:frame>
        <draw:frame draw:style-name="gr5" draw:text-style-name="P14" draw:layer="layout" svg:width="4.332cm" svg:height="0.798cm" svg:x="23cm" svg:y="7.202cm">
          <draw:text-box>
            <text:p text:style-name="P1"><text:span text:style-name="T3">Joost Andrae</text:span></text:p>
          </draw:text-box>
        </draw:frame>
        <draw:frame draw:style-name="gr5" draw:text-style-name="P14" draw:layer="layout" svg:width="3.744cm" svg:height="0.798cm" svg:x="3.256cm" svg:y="11.202cm">
          <draw:text-box>
            <text:p text:style-name="P1"><text:span text:style-name="T3">Pavel Janik</text:span></text:p>
          </draw:text-box>
        </draw:frame>
        <draw:frame draw:style-name="gr5" draw:text-style-name="P14" draw:layer="layout" svg:width="4.772cm" svg:height="0.798cm" svg:x="19.6cm" svg:y="13.002cm">
          <draw:text-box>
            <text:p text:style-name="P1"><text:span text:style-name="T3">Diane Mackay</text:span></text:p>
          </draw:text-box>
        </draw:frame>
        <draw:frame draw:style-name="gr5" draw:text-style-name="P14" draw:layer="layout" svg:width="5.357cm" svg:height="0.798cm" svg:x="9.988cm" svg:y="13.5cm">
          <draw:text-box>
            <text:p text:style-name="P1"><text:span text:style-name="T3">Angelika Gößler</text:span></text:p>
          </draw:text-box>
        </draw:frame>
        <draw:frame draw:style-name="gr5" draw:text-style-name="P14" draw:layer="layout" svg:width="5.395cm" svg:height="0.798cm" svg:x="3.005cm" svg:y="12.902cm">
          <draw:text-box>
            <text:p text:style-name="P1"><text:span text:style-name="T3">Holger Bruenjes</text:span></text:p>
          </draw:text-box>
        </draw:frame>
        <draw:frame draw:style-name="gr5" draw:text-style-name="P14" draw:layer="layout" svg:width="5.92cm" svg:height="0.798cm" svg:x="6.088cm" svg:y="6.1cm">
          <draw:text-box>
            <text:p text:style-name="P1"><text:span text:style-name="T3">Kevin B. Hendriks</text:span></text:p>
          </draw:text-box>
        </draw:frame>
        <draw:frame draw:style-name="gr5" draw:text-style-name="P14" draw:layer="layout" svg:width="4.455cm" svg:height="0.798cm" svg:x="16.688cm" svg:y="14.702cm">
          <draw:text-box>
            <text:p text:style-name="P1"><text:span text:style-name="T3">Sander Vesik</text:span></text:p>
          </draw:text-box>
        </draw:frame>
        <draw:frame draw:style-name="gr5" draw:text-style-name="P14" draw:layer="layout" svg:width="4.662cm" svg:height="0.798cm" svg:x="3.338cm" svg:y="8.202cm">
          <draw:text-box>
            <text:p text:style-name="P1"><text:span text:style-name="T3">Cristian Driga</text:span></text:p>
          </draw:text-box>
        </draw:frame>
        <draw:frame draw:style-name="gr5" draw:text-style-name="P14" draw:layer="layout" svg:width="4.671cm" svg:height="0.798cm" svg:x="12.188cm" svg:y="7.3cm">
          <draw:text-box>
            <text:p text:style-name="P1"><text:span text:style-name="T3">Davide Dozza</text:span></text:p>
          </draw:text-box>
        </draw:frame>
        <draw:frame draw:style-name="gr5" draw:text-style-name="P14" draw:layer="layout" svg:width="7.643cm" svg:height="0.798cm" svg:x="13.557cm" svg:y="8.702cm">
          <draw:text-box>
            <text:p text:style-name="P1"><text:span text:style-name="T3">Jacqueline Rahemipour</text:span></text:p>
          </draw:text-box>
        </draw:frame>
        <draw:frame draw:style-name="gr5" draw:text-style-name="P14" draw:layer="layout" svg:width="5.589cm" svg:height="0.798cm" svg:x="9.688cm" svg:y="10.702cm">
          <draw:text-box>
            <text:p text:style-name="P1"><text:span text:style-name="T3">Riccardo Losselli</text:span></text:p>
          </draw:text-box>
        </draw:frame>
        <draw:frame draw:style-name="gr5" draw:text-style-name="P14" draw:layer="layout" svg:width="5.776cm" svg:height="0.798cm" svg:x="21.1cm" svg:y="5.502cm">
          <draw:text-box>
            <text:p text:style-name="P1"><text:span text:style-name="T3">Elizabeth Matthis</text:span></text:p>
          </draw:text-box>
        </draw:frame>
        <draw:frame draw:style-name="gr5" draw:text-style-name="P14" draw:layer="layout" svg:width="5.378cm" svg:height="0.798cm" svg:x="10.188cm" svg:y="15.7cm">
          <draw:text-box>
            <text:p text:style-name="P1"><text:span text:style-name="T3">Hirano Kazunari</text:span></text:p>
          </draw:text-box>
        </draw:frame>
        <draw:frame draw:style-name="gr5" draw:text-style-name="P14" draw:layer="layout" svg:width="6.258cm" svg:height="0.798cm" svg:x="18.942cm" svg:y="12.302cm">
          <draw:text-box>
            <text:p text:style-name="P1"><text:span text:style-name="T3">Jacqueline McNally</text:span></text:p>
          </draw:text-box>
        </draw:frame>
        <draw:frame draw:style-name="gr5" draw:text-style-name="P14" draw:layer="layout" svg:width="4.933cm" svg:height="0.798cm" svg:x="10.867cm" svg:y="14.9cm">
          <draw:text-box>
            <text:p text:style-name="P1"><text:span text:style-name="T3">Daniel Carrera</text:span></text:p>
          </draw:text-box>
        </draw:frame>
        <draw:frame draw:style-name="gr5" draw:text-style-name="P14" draw:layer="layout" svg:width="6.093cm" svg:height="0.798cm" svg:x="20.5cm" svg:y="16cm">
          <draw:text-box>
            <text:p text:style-name="P1"><text:span text:style-name="T3">Thomas Krumbein</text:span></text:p>
          </draw:text-box>
        </draw:frame>
        <draw:frame draw:style-name="gr5" draw:text-style-name="P14" draw:layer="layout" svg:width="5.869cm" svg:height="0.798cm" svg:x="15.931cm" svg:y="10.702cm">
          <draw:text-box>
            <text:p text:style-name="P1"><text:span text:style-name="T3">Martin Hollmichel</text:span></text:p>
          </draw:text-box>
        </draw:frame>
        <draw:frame draw:style-name="gr5" draw:text-style-name="P14" draw:layer="layout" svg:width="4.493cm" svg:height="0.798cm" svg:x="8.507cm" svg:y="16.9cm">
          <draw:text-box>
            <text:p text:style-name="P1"><text:span text:style-name="T3">Nakata Maho</text:span></text:p>
          </draw:text-box>
        </draw:frame>
        <draw:frame draw:style-name="gr5" draw:text-style-name="P14" draw:layer="layout" svg:width="3.248cm" svg:height="0.798cm" svg:x="22.8cm" svg:y="10.202cm">
          <draw:text-box>
            <text:p text:style-name="P1"><text:span text:style-name="T3">Rail Aliev</text:span></text:p>
          </draw:text-box>
        </draw:frame>
        <draw:frame draw:style-name="gr5" draw:text-style-name="P14" draw:layer="layout" svg:width="4.688cm" svg:height="0.798cm" svg:x="15.7cm" svg:y="5.702cm">
          <draw:text-box>
            <text:p text:style-name="P1"><text:span text:style-name="T3">Görkem Çetin</text:span></text:p>
          </draw:text-box>
        </draw:frame>
        <draw:frame draw:style-name="gr5" draw:text-style-name="P14" draw:layer="layout" svg:width="5.255cm" svg:height="0.798cm" svg:x="21.4cm" svg:y="14.4cm">
          <draw:text-box>
            <text:p text:style-name="P1"><text:span text:style-name="T3">Young Joo Song</text:span></text:p>
          </draw:text-box>
        </draw:frame>
        <draw:frame draw:style-name="gr5" draw:text-style-name="P14" draw:layer="layout" svg:width="6.931cm" svg:height="0.798cm" svg:x="3cm" svg:y="13.7cm">
          <draw:text-box>
            <text:p text:style-name="P1"><text:span text:style-name="T3">Wolfgang Henderkes</text:span></text:p>
          </draw:text-box>
        </draw:frame>
        <draw:frame draw:style-name="gr5" draw:text-style-name="P14" draw:layer="layout" svg:width="4.252cm" svg:height="0.798cm" svg:x="17.848cm" svg:y="16.5cm">
          <draw:text-box>
            <text:p text:style-name="P1"><text:span text:style-name="T3">Uwe Schöler</text:span></text:p>
          </draw:text-box>
        </draw:frame>
        <draw:frame draw:style-name="gr5" draw:text-style-name="P14" draw:layer="layout" svg:width="5.462cm" svg:height="0.798cm" svg:x="22cm" svg:y="10.9cm">
          <draw:text-box>
            <text:p text:style-name="P1"><text:span text:style-name="T3">Andreas Mantke</text:span></text:p>
          </draw:text-box>
        </draw:frame>
        <draw:frame draw:style-name="gr5" draw:text-style-name="P14" draw:layer="layout" svg:width="4.557cm" svg:height="0.798cm" svg:x="22.5cm" svg:y="8cm">
          <draw:text-box>
            <text:p text:style-name="P1"><text:span text:style-name="T3">Uwe Altmann</text:span></text:p>
          </draw:text-box>
        </draw:frame>
        <draw:frame draw:style-name="gr5" draw:text-style-name="P14" draw:layer="layout" svg:width="5.183cm" svg:height="0.798cm" svg:x="9.588cm" svg:y="14.202cm">
          <draw:text-box>
            <text:p text:style-name="P1"><text:span text:style-name="T3">Timo Kozlowski</text:span></text:p>
          </draw:text-box>
        </draw:frame>
        <draw:frame draw:style-name="gr5" draw:text-style-name="P14" draw:layer="layout" svg:width="5.509cm" svg:height="0.798cm" svg:x="10.491cm" svg:y="16.3cm">
          <draw:text-box>
            <text:p text:style-name="P1"><text:span text:style-name="T3">Thomas Hackert</text:span></text:p>
          </draw:text-box>
        </draw:frame>
        <draw:frame draw:style-name="gr5" draw:text-style-name="P14" draw:layer="layout" svg:width="5.543cm" svg:height="0.798cm" svg:x="15.357cm" svg:y="13.9cm">
          <draw:text-box>
            <text:p text:style-name="P1"><text:span text:style-name="T3">Sven Vermeulen</text:span></text:p>
          </draw:text-box>
        </draw:frame>
        <draw:frame draw:style-name="gr5" draw:text-style-name="P14" draw:layer="layout" svg:width="4.988cm" svg:height="0.798cm" svg:x="14.588cm" svg:y="11.5cm">
          <draw:text-box>
            <text:p text:style-name="P1"><text:span text:style-name="T3">Stefan Koehler</text:span></text:p>
          </draw:text-box>
        </draw:frame>
        <draw:frame draw:style-name="gr5" draw:text-style-name="P14" draw:layer="layout" svg:width="6.699cm" svg:height="0.798cm" svg:x="3.688cm" svg:y="6.702cm">
          <draw:text-box>
            <text:p text:style-name="P1"><text:span text:style-name="T3">Sigrid Kronenberger</text:span></text:p>
          </draw:text-box>
        </draw:frame>
        <draw:frame draw:style-name="gr5" draw:text-style-name="P14" draw:layer="layout" svg:width="6.076cm" svg:height="0.798cm" svg:x="3cm" svg:y="5.5cm">
          <draw:text-box>
            <text:p text:style-name="P1"><text:span text:style-name="T3">Samuel Hartmann</text:span></text:p>
          </draw:text-box>
        </draw:frame>
        <draw:frame draw:style-name="gr5" draw:text-style-name="P14" draw:layer="layout" svg:width="5.357cm" svg:height="0.798cm" svg:x="21.5cm" svg:y="15.202cm">
          <draw:text-box>
            <text:p text:style-name="P1"><text:span text:style-name="T3">Rene Engelhard</text:span></text:p>
          </draw:text-box>
        </draw:frame>
        <draw:frame draw:style-name="gr5" draw:text-style-name="P14" draw:layer="layout" svg:width="5.623cm" svg:height="0.798cm" svg:x="3.977cm" svg:y="15.402cm">
          <draw:text-box>
            <text:p text:style-name="P1"><text:span text:style-name="T3">Regina Henschel</text:span></text:p>
          </draw:text-box>
        </draw:frame>
        <draw:frame draw:style-name="gr5" draw:text-style-name="P14" draw:layer="layout" svg:width="4.777cm" svg:height="0.798cm" svg:x="8.723cm" svg:y="8.202cm">
          <draw:text-box>
            <text:p text:style-name="P1"><text:span text:style-name="T3">Rainer Bendig</text:span></text:p>
          </draw:text-box>
        </draw:frame>
        <draw:frame draw:style-name="gr5" draw:text-style-name="P14" draw:layer="layout" svg:width="4.324cm" svg:height="0.798cm" svg:x="23cm" svg:y="6.4cm">
          <draw:text-box>
            <text:p text:style-name="P1"><text:span text:style-name="T3">Eric Bachard</text:span></text:p>
          </draw:text-box>
        </draw:frame>
        <draw:frame draw:style-name="gr5" draw:text-style-name="P14" draw:layer="layout" svg:width="5.594cm" svg:height="0.798cm" svg:x="15.688cm" svg:y="15.5cm">
          <draw:text-box>
            <text:p text:style-name="P1"><text:span text:style-name="T3">Michael Kirchner</text:span></text:p>
          </draw:text-box>
        </draw:frame>
        <draw:frame draw:style-name="gr5" draw:text-style-name="P14" draw:layer="layout" svg:width="6.415cm" svg:height="0.798cm" svg:x="20.585cm" svg:y="17.002cm">
          <draw:text-box>
            <text:p text:style-name="P1"><text:span text:style-name="T3">Martin Webermann</text:span></text:p>
          </draw:text-box>
        </draw:frame>
        <draw:frame draw:style-name="gr5" draw:text-style-name="P14" draw:layer="layout" svg:width="4.404cm" svg:height="0.798cm" svg:x="2.3cm" svg:y="9.9cm">
          <draw:text-box>
            <text:p text:style-name="P1"><text:span text:style-name="T3">Marko Möller</text:span></text:p>
          </draw:text-box>
        </draw:frame>
        <draw:frame draw:style-name="gr5" draw:text-style-name="P14" draw:layer="layout" svg:width="5.319cm" svg:height="0.798cm" svg:x="7.4cm" svg:y="9.802cm">
          <draw:text-box>
            <text:p text:style-name="P1"><text:span text:style-name="T3">Malte Kaldewey</text:span></text:p>
          </draw:text-box>
        </draw:frame>
        <draw:frame draw:style-name="gr5" draw:text-style-name="P14" draw:layer="layout" svg:width="6.804cm" svg:height="0.798cm" svg:x="3.4cm" svg:y="16.1cm">
          <draw:text-box>
            <text:p text:style-name="P1"><text:span text:style-name="T3">Johannes Czerwinski</text:span></text:p>
          </draw:text-box>
        </draw:frame>
        <draw:frame draw:style-name="gr5" draw:text-style-name="P14" draw:layer="layout" svg:width="4.074cm" svg:height="0.798cm" svg:x="11.3cm" svg:y="5.5cm">
          <draw:text-box>
            <text:p text:style-name="P1"><text:span text:style-name="T3">Jörg Sievers</text:span></text:p>
          </draw:text-box>
        </draw:frame>
        <draw:frame draw:style-name="gr5" draw:text-style-name="P14" draw:layer="layout" svg:width="5.979cm" svg:height="0.798cm" svg:x="13.5cm" svg:y="17cm">
          <draw:text-box>
            <text:p text:style-name="P1"><text:span text:style-name="T3">Hermann Kienlein</text:span></text:p>
          </draw:text-box>
        </draw:frame>
        <draw:frame draw:style-name="gr5" draw:text-style-name="P14" draw:layer="layout" svg:width="5.496cm" svg:height="0.798cm" svg:x="21.504cm" svg:y="8.702cm">
          <draw:text-box>
            <text:p text:style-name="P1"><text:span text:style-name="T3">Guido Pinkernell</text:span></text:p>
          </draw:text-box>
        </draw:frame>
        <draw:frame draw:style-name="gr5" draw:text-style-name="P14" draw:layer="layout" svg:width="5.424cm" svg:height="0.798cm" svg:x="8.576cm" svg:y="12.102cm">
          <draw:text-box>
            <text:p text:style-name="P1"><text:span text:style-name="T3">Friedhelm Abels</text:span></text:p>
          </draw:text-box>
        </draw:frame>
        <draw:frame draw:style-name="gr5" draw:text-style-name="P14" draw:layer="layout" svg:width="6.419cm" svg:height="0.798cm" svg:x="7cm" svg:y="11.4cm">
          <draw:text-box>
            <text:p text:style-name="P1"><text:span text:style-name="T3">Florian Effenberger</text:span></text:p>
          </draw:text-box>
        </draw:frame>
        <draw:frame draw:style-name="gr5" draw:text-style-name="P14" draw:layer="layout" svg:width="4.349cm" svg:height="0.798cm" svg:x="8.5cm" svg:y="12.802cm">
          <draw:text-box>
            <text:p text:style-name="P1"><text:span text:style-name="T3">Daniel Rentz</text:span></text:p>
          </draw:text-box>
        </draw:frame>
        <draw:frame draw:style-name="gr5" draw:text-style-name="P14" draw:layer="layout" svg:width="4.451cm" svg:height="0.798cm" svg:x="13.988cm" svg:y="12.202cm">
          <draw:text-box>
            <text:p text:style-name="P1"><text:span text:style-name="T3">Daniel Naber</text:span></text:p>
          </draw:text-box>
        </draw:frame>
        <draw:frame draw:style-name="gr5" draw:text-style-name="P14" draw:layer="layout" svg:width="6.059cm" svg:height="0.798cm" svg:x="2.941cm" svg:y="14.7cm">
          <draw:text-box>
            <text:p text:style-name="P1"><text:span text:style-name="T3">Christian Zwahlen</text:span></text:p>
          </draw:text-box>
        </draw:frame>
        <draw:frame draw:style-name="gr5" draw:text-style-name="P14" draw:layer="layout" svg:width="6.186cm" svg:height="0.798cm" svg:x="21.314cm" svg:y="13.702cm">
          <draw:text-box>
            <text:p text:style-name="P1"><text:span text:style-name="T3">Christian Markgraf</text:span></text:p>
          </draw:text-box>
        </draw:frame>
        <draw:frame draw:style-name="gr5" draw:text-style-name="P14" draw:layer="layout" svg:width="5.352cm" svg:height="0.798cm" svg:x="2.9cm" svg:y="11.902cm">
          <draw:text-box>
            <text:p text:style-name="P1"><text:span text:style-name="T3">Christian Junker</text:span></text:p>
          </draw:text-box>
        </draw:frame>
        <draw:frame draw:style-name="gr5" draw:text-style-name="P14" draw:layer="layout" svg:width="5.479cm" svg:height="0.798cm" svg:x="2.688cm" svg:y="16.9cm">
          <draw:text-box>
            <text:p text:style-name="P1"><text:span text:style-name="T3">Berthold Gerdes</text:span></text:p>
          </draw:text-box>
        </draw:frame>
        <draw:frame draw:style-name="gr5" draw:text-style-name="P14" draw:layer="layout" svg:width="5.894cm" svg:height="0.798cm" svg:x="20.288cm" svg:y="11.6cm">
          <draw:text-box>
            <text:p text:style-name="P1"><text:span text:style-name="T3">Bernhard Dippold</text:span></text:p>
          </draw:text-box>
        </draw:frame>
        <draw:frame draw:style-name="gr5" draw:text-style-name="P14" draw:layer="layout" svg:width="4.176cm" svg:height="0.798cm" svg:x="17.288cm" svg:y="7.4cm">
          <draw:text-box>
            <text:p text:style-name="P1"><text:span text:style-name="T3">Axel Hörnke</text:span></text:p>
          </draw:text-box>
        </draw:frame>
        <draw:frame draw:style-name="gr5" draw:text-style-name="P14" draw:layer="layout" svg:width="5.653cm" svg:height="0.798cm" svg:x="15.247cm" svg:y="9.3cm">
          <draw:text-box>
            <text:p text:style-name="P1"><text:span text:style-name="T3">Gianluca Turcon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0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oo_5f_20_5f_basis" presentation:presentation-page-layout-name="AL2T1">
        <draw:frame presentation:style-name="pr3" draw:text-style-name="P6" draw:layer="layout" svg:width="25.199cm" svg:height="1.664cm" svg:x="2cm" svg:y="0.837cm" presentation:class="title">
          <draw:text-box>
            <text:p text:style-name="P6">Questions?</text:p>
          </draw:text-box>
        </draw:frame>
        <draw:frame draw:style-name="gr6" draw:text-style-name="P15" draw:layer="layout" svg:width="10.818cm" svg:height="2.28cm" svg:x="9.591cm" svg:y="9.36cm">
          <draw:text-box>
            <text:p text:style-name="P1"><text:span text:style-name="T4">Question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0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0000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OOo_5f_Blau_5f_unten" draw:display-name="OOo_Blau_unten" draw:style="linear" draw:start-color="#ffffff" draw:end-color="#0000ff" draw:start-intensity="100%" draw:end-intensity="100%" draw:angle="0" draw:border="90%"/>
    <draw:gradient draw:name="OOo_5f_blau_5f_20_25_" draw:display-name="OOo_blau_20%" draw:style="linear" draw:start-color="#ffffff" draw:end-color="#0000ff" draw:start-intensity="100%" draw:end-intensity="100%" draw:angle="0" draw:border="80%"/>
    <draw:gradient draw:name="OOo_5f_blau_5f_links" draw:display-name="OOo_blau_links" draw:style="linear" draw:start-color="#ffffff" draw:end-color="#0000ff" draw:start-intensity="100%" draw:end-intensity="100%" draw:angle="2700" draw:border="0%"/>
    <draw:hatch draw:name="Black_20_0_20_Degrees" draw:display-name="Black 0 Degrees" draw:style="single" draw:color="#000000" draw:distance="0.102cm" draw:rotation="0"/>
    <draw:hatch draw:name="Hatch_20_46" draw:display-name="Hatch 46" draw:style="single" draw:color="#000000" draw:distance="0.02cm" draw:rotation="0"/>
    <draw:hatch draw:name="Schwarz_20_0_20_Grad_20_1cm" draw:display-name="Schwarz 0 Grad 1cm" draw:style="single" draw:color="#000000" draw:distance="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46" draw:fill-image-name="Bitmape_20_1" draw:textarea-horizontal-align="left" draw:textarea-vertical-align="middle" fo:padding-top="0.03cm" fo:padding-bottom="0.03cm" fo:padding-left="0.15cm" fo:padding-right="0.1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style-name="Roman" style:font-family-generic="swiss" style:font-pitch="variable" fo:font-size="22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pyright" style:family="graphic">
      <style:graphic-properties draw:stroke="none" draw:fill="none" draw:fill-image-width="0cm" draw:fill-image-height="0cm" draw:textarea-horizontal-align="left" draw:textarea-vertical-align="middle" draw:shadow-offset-x="0.05cm" draw:shadow-offset-y="0.05cm"/>
      <style:paragraph-properties fo:margin-top="0cm" fo:margin-bottom="0.1cm" fo:text-align="start" style:text-autospace="none"/>
      <style:text-properties fo:font-family="'Bitstream Vera Sans'" style:font-family-generic="swiss" style:font-pitch="variable" fo:font-size="10pt" fo:language="none" fo:country="none" style:font-size-asian="21.1000003814697pt" style:language-asian="none" style:country-asian="none" style:font-size-complex="21.1000003814697pt"/>
    </style:style>
    <style:style style:name="ooo_5f_20_5f_basis-title" style:display-name="ooo_20_basis-title" style:family="presentation">
      <style:graphic-properties draw:stroke="none" draw:fill="gradient" draw:fill-gradient-name="OOo_5f_blau_5f_20_25_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5cm" fo:text-align="end" text:enable-numbering="false" fo:text-indent="0cm">
        <style:tab-stops/>
      </style:paragraph-properties>
      <style:text-properties fo:color="#06348c" style:text-outline="false" style:text-line-through-style="none" fo:font-family="'Bitstream Vera Sans'" style:font-style-name="Roman" style:font-family-generic="swiss" style:font-pitch="variable" fo:font-size="36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ooo_5f_20_5f_basis-subtitle" style:display-name="ooo_20_basi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style-name="Roman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_5f_20_5f_basis-background" style:display-name="ooo_20_basis-background" style:family="presentation">
      <style:graphic-properties draw:stroke="none" draw:fill="none" draw:fill-gradient-name="OOo_5f_Blau_5f_unten" draw:fill-image-width="0cm" draw:fill-image-height="0cm"/>
    </style:style>
    <style:style style:name="ooo_5f_20_5f_basis-backgroundobjects" style:display-name="ooo_20_basis-backgroundobjects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0%" draw:stroke-linejoin="round" draw:fill="gradient" draw:fill-color="#99ccff" draw:secondary-fill-color="#99ccff" draw:fill-gradient-name="Gradient_20_7" draw:gradient-step-count="0" draw:fill-hatch-name="Black_20_0_20_Degrees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>
          <style:tab-stop style:position="1.5cm"/>
          <style:tab-stop style:position="14cm" style:type="center"/>
          <style:tab-stop style:position="27cm" style:type="right"/>
        </style:tab-stops>
      </style:paragraph-properties>
      <style:text-properties fo:color="#ffffff" style:text-outline="false" style:text-line-through-style="none" style:text-position="0% 100%" fo:font-family="'Bitstream Vera Sans'" style:font-style-name="Roman" style:font-family-generic="swiss" style:font-pitch="variable" fo:font-size="8pt" fo:letter-spacing="normal" fo:language="de" fo:country="DE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none" style:country-asian="none" style:font-style-asian="normal" style:font-weight-asian="normal" style:font-family-complex="Tahoma" style:font-pitch-complex="variable" style:font-size-complex="24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ooo_5f_20_5f_basis-notes" style:display-name="ooo_20_basi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style-name="Roman" style:font-family-generic="swiss" style:font-pitch="variable" fo:font-size="1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ooo_5f_20_5f_basis-outline1" style:display-name="ooo_20_basi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75cm" fo:margin-right="0cm" fo:margin-top="0cm" fo:margin-bottom="0.406cm" text:enable-numbering="true" fo:text-indent="-0.731cm"/>
      <style:text-properties style:use-window-font-color="true" style:text-outline="false" style:text-line-through-style="none" fo:font-family="'Bitstream Vera Sans'" style:font-style-name="Roman" style:font-family-generic="swiss" style:font-pitch="variable" fo:font-size="26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_5f_20_5f_basis-outline2" style:display-name="ooo_20_basis-outline2" style:family="presentation" style:parent-style-name="ooo_5f_20_5f_basis-outline1">
      <style:paragraph-properties fo:margin-left="2.4cm" fo:margin-right="0cm" fo:margin-top="0cm" fo:margin-bottom="0.4cm" fo:text-indent="-0.8cm"/>
      <style:text-properties fo:font-size="22pt" style:font-size-asian="28pt" style:font-size-complex="28pt"/>
    </style:style>
    <style:style style:name="ooo_5f_20_5f_basis-outline3" style:display-name="ooo_20_basis-outline3" style:family="presentation" style:parent-style-name="ooo_5f_20_5f_basis-outline2">
      <style:paragraph-properties fo:margin-left="3.6cm" fo:margin-right="0cm" fo:margin-top="0cm" fo:margin-bottom="0.3cm" fo:text-indent="-0.6cm"/>
      <style:text-properties fo:font-size="22pt" style:font-size-asian="24pt" style:font-size-complex="24pt"/>
    </style:style>
    <style:style style:name="ooo_5f_20_5f_basis-outline4" style:display-name="ooo_20_basis-outline4" style:family="presentation" style:parent-style-name="ooo_5f_20_5f_basi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oo_5f_20_5f_basis-outline5" style:display-name="ooo_20_basis-outline5" style:family="presentation" style:parent-style-name="ooo_5f_20_5f_basi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oo_5f_20_5f_basis-outline6" style:display-name="ooo_20_basis-outline6" style:family="presentation" style:parent-style-name="ooo_5f_20_5f_basi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oo_5f_20_5f_basis-outline7" style:display-name="ooo_20_basis-outline7" style:family="presentation" style:parent-style-name="ooo_5f_20_5f_basi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oo_5f_20_5f_basis-outline8" style:display-name="ooo_20_basis-outline8" style:family="presentation" style:parent-style-name="ooo_5f_20_5f_basi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oo_5f_20_5f_basis-outline9" style:display-name="ooo_20_basis-outline9" style:family="presentation" style:parent-style-name="ooo_5f_20_5f_basi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 draw:fill-gradient-name="OOo_5f_Blau_5f_unten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hatch" draw:fill-hatch-name="Schwarz_20_0_20_Grad_20_1cm" draw:fill-hatch-solid="false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67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draw:fit-to-size="false" fo:min-height="3.117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oo_5f_20_5f_basis-title">
      <style:graphic-properties draw:fill-color="#ffffff" draw:auto-grow-height="false" fo:min-height="3.507cm"/>
    </style:style>
    <style:style style:name="pr2" style:family="presentation" style:parent-style-name="ooo_5f_20_5f_basis-outline1">
      <style:graphic-properties draw:fill-color="#ffffff" draw:auto-grow-height="false" fo:min-height="13.86cm"/>
    </style:style>
    <style:style style:name="pr3" style:family="presentation" style:parent-style-name="ooo_5f_20_5f_basis-backgroundobjects">
      <style:graphic-properties draw:textarea-horizontal-align="left" draw:textarea-vertical-align="middle"/>
    </style:style>
    <style:style style:name="pr4" style:family="presentation" style:parent-style-name="ooo_5f_20_5f_basis-backgroundobjects">
      <style:graphic-properties draw:fill-gradient-name="OOo_5f_blau_5f_links" draw:textarea-horizontal-align="center" draw:textarea-vertical-align="middle"/>
    </style:style>
    <style:style style:name="pr5" style:family="presentation" style:parent-style-name="ooo_5f_20_5f_basis-backgroundobjects">
      <style:graphic-properties draw:stroke="none" draw:fill="none" draw:fill-color="#ffffff" draw:auto-grow-height="false" fo:min-height="1.485cm"/>
    </style:style>
    <style:style style:name="pr6" style:family="presentation" style:parent-style-name="ooo_5f_20_5f_basis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start" fo:text-indent="0cm"/>
      <style:text-properties fo:font-family="'Bitstream Vera Sans'" style:font-family-generic="roman" style:font-pitch="variable" fo:font-size="24.1000003814697pt" fo:font-weight="bold" style:letter-kerning="true" style:font-size-complex="24pt" style:text-scale="85%"/>
    </style:style>
    <style:style style:name="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T1" style:family="text">
      <style:text-properties fo:font-size="10pt"/>
    </style:style>
    <style:style style:name="T2" style:family="text">
      <style:text-properties fo:font-size="16pt" fo:font-weight="bold"/>
    </style:style>
    <style:style style:name="T3" style:family="text">
      <style:text-properties fo:color="#000000" fo:font-family="'Bitstream Vera Sans'" style:font-family-generic="roman" style:font-pitch="variable" fo:font-size="24pt" fo:font-weight="bold" style:letter-kerning="true" style:font-size-asian="24pt" style:font-size-complex="24pt" style:text-scale="85%"/>
    </style:style>
    <style:style style:name="T4" style:family="text">
      <style:text-properties fo:color="#06348c" fo:font-family="'Bitstream Vera Sans'" style:font-family-generic="roman" style:font-pitch="variable" fo:font-size="24pt" fo:font-weight="bold" style:letter-kerning="true" style:font-size-asian="24pt" style:font-size-complex="24pt" style:text-scale="85%"/>
    </style:style>
    <style:style style:name="T5" style:family="text">
      <style:text-properties fo:color="#06348c" fo:font-family="'Bitstream Vera Sans'" style:font-family-generic="roman" style:font-pitch="variable" fo:font-size="20pt" fo:font-weight="normal" style:letter-kerning="true" style:font-size-asian="24pt" style:font-size-complex="24pt" style:text-scale="85%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2">
      <draw:rect draw:style-name="gr1" draw:text-style-name="P1" draw:layer="backgroundobjects" svg:width="19cm" svg:height="27.7cm" svg:x="1cm" svg:y="1cm">
        <text:p text:style-name="P2"/>
      </draw:rect>
      <draw:page-thumbnail draw:layer="backgroundobjects" svg:width="8.863cm" svg:height="6.647cm" svg:x="1cm" svg:y="1cm"/>
      <draw:page-thumbnail draw:layer="backgroundobjects" svg:width="8.863cm" svg:height="6.647cm" svg:x="1cm" svg:y="11.527cm" draw:page-number="1"/>
      <draw:page-thumbnail draw:layer="backgroundobjects" svg:width="8.863cm" svg:height="6.647cm" svg:x="1cm" svg:y="22.053cm"/>
    </style:handout-master>
    <style:master-page style:name="ooo_5f_20_5f_basis" style:display-name="ooo_20_basis" style:page-layout-name="PM1" draw:style-name="dp1">
      <draw:frame presentation:style-name="pr1" draw:text-style-name="P2" draw:layer="backgroundobjects" svg:width="25.199cm" svg:height="1.663cm" svg:x="2cm" svg:y="0.837cm" presentation:class="title">
        <draw:text-box>
          <text:p text:style-name="P2">Klicken Sie, um das Format des Titeltextes zu bearbeiten</text:p>
        </draw:text-box>
      </draw:frame>
      <draw:frame draw:style-name="gr2" draw:text-style-name="P1" draw:layer="backgroundobjects" svg:width="27.999cm" svg:height="14.097cm" svg:x="-0.02cm" svg:y="3.416cm">
        <draw:image xlink:href="Pictures/10000000000003E1000001F4AE7D1AA2.png" xlink:type="simple" xlink:show="embed" xlink:actuate="onLoad">
          <text:p text:style-name="P2"/>
        </draw:image>
      </draw:frame>
      <draw:frame presentation:style-name="pr2" draw:text-style-name="P3" draw:layer="backgroundobjects" svg:width="25.199cm" svg:height="15.773cm" svg:x="2cm" svg:y="3cm" presentation:class="outline">
        <draw:text-box>
          <text:list text:style-name="L2">
            <text:list-item>
              <text:p text:style-name="P3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4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name="Fusszeile" presentation:style-name="pr3" draw:text-style-name="P12" draw:layer="backgroundobjects" svg:width="28cm" svg:height="1.5cm" svg:x="0cm" svg:y="19.5cm">
        <text:p text:style-name="P2"><text:span text:style-name="T1"><text:tab/></text:span><text:span text:style-name="T1">© André Schnabel, 2005</text:span><text:tab/><text:span text:style-name="T2">Why am I here?</text:span><text:tab/><text:span text:style-name="T1"><text:page-number>&lt;Nummer&gt;</text:page-number></text:span></text:p>
      </draw:rect>
      <draw:polygon presentation:style-name="pr4" draw:text-style-name="P1" draw:layer="backgroundobjects" svg:width="1.5cm" svg:height="21cm" svg:x="0cm" svg:y="0cm" svg:viewBox="0 0 1501 21001" draw:points="0,21000 0,0 1500,0 1500,19500">
        <text:p text:style-name="P2"/>
      </draw:polygon>
      <draw:frame draw:style-name="gr3" draw:text-style-name="P14" draw:layer="backgroundobjects" svg:width="6.026cm" svg:height="3.177cm" draw:transform="rotate (1.5707963267946) translate (-0.744cm 19.444cm)">
        <draw:text-box>
          <text:p text:style-name="P13"><text:span text:style-name="T3">Open</text:span><text:span text:style-name="T4">Office</text:span><text:span text:style-name="T5">.org</text:span></text:p>
        </draw:text-box>
      </draw:frame>
      <draw:frame draw:style-name="gr4" draw:text-style-name="P1" draw:layer="backgroundobjects" svg:width="3.063cm" svg:height="0.874cm" draw:transform="rotate (1.5707963267946) translate (0.271cm 3.5cm)">
        <draw:image xlink:href="Pictures/2000000A00006C1500001EBDA3A3868C.wmf" xlink:type="simple" xlink:show="embed" xlink:actuate="onLoad">
          <text:p text:style-name="P2"/>
        </draw:image>
      </draw:frame>
      <presentation:notes style:page-layout-name="PM2">
        <draw:page-thumbnail presentation:style-name="ooo_5f_20_5f_basis-title" draw:layer="backgroundobjects" svg:width="14.848cm" svg:height="11.136cm" svg:x="3.075cm" svg:y="2.257cm" presentation:class="page"/>
        <draw:frame presentation:style-name="ooo_5f_20_5f_basis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5" draw:layer="backgroundobjects" svg:width="9.113cm" svg:height="1.484cm" svg:x="0cm" svg:y="0cm" presentation:class="header">
          <draw:text-box>
            <text:p text:style-name="P15"><text:span text:style-name="T6"><presentation:header/></text:span></text:p>
          </draw:text-box>
        </draw:frame>
        <draw:frame presentation:style-name="pr5" draw:text-style-name="P16" draw:layer="backgroundobjects" svg:width="9.113cm" svg:height="1.484cm" svg:x="11.886cm" svg:y="0cm" presentation:class="date-time">
          <draw:text-box>
            <text:p text:style-name="P16"><text:span text:style-name="T7"><presentation:date-time/></text:span></text:p>
          </draw:text-box>
        </draw:frame>
        <draw:frame presentation:style-name="pr6" draw:text-style-name="P15" draw:layer="backgroundobjects" svg:width="9.113cm" svg:height="1.484cm" svg:x="0cm" svg:y="28.215cm" presentation:class="footer">
          <draw:text-box>
            <text:p text:style-name="P15"><text:span text:style-name="T6"><presentation:footer/></text:span></text:p>
          </draw:text-box>
        </draw:frame>
        <draw:frame presentation:style-name="pr6" draw:text-style-name="P16" draw:layer="backgroundobjects" svg:width="9.113cm" svg:height="1.484cm" svg:x="11.886cm" svg:y="28.215cm" presentation:class="page-number">
          <draw:text-box>
            <text:p text:style-name="P16"><text:span text:style-name="T6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13$Win32 OpenOffice.org_project/680m113$Build-8930</meta:generator>
    <meta:creation-date>2005-08-13T13:45:40</meta:creation-date>
    <dc:date>2005-08-13T18:29:09</dc:date>
    <meta:print-date>2005-08-13T18:09:40</meta:print-date>
    <dc:language>en-US</dc:language>
    <meta:editing-cycles>13</meta:editing-cycles>
    <meta:editing-duration>PT4H38M29S</meta:editing-duration>
    <meta:user-defined meta:name="Info 1"/>
    <meta:user-defined meta:name="Info 2"/>
    <meta:user-defined meta:name="Info 3"/>
    <meta:user-defined meta:name="Info 4"/>
    <meta:document-statistic meta:object-count="139"/>
  </office:meta>
</office:document-meta>
</file>